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66.45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</style:style>
    <style:style style:name="ce2" style:family="table-cell" style:parent-style-name="Default">
      <style:table-cell-properties fo:border-bottom="none" fo:border-left="2.41pt double #000000" style:border-line-width-left="0.42mm 0.21mm 0.21mm" fo:border-right="none" fo:border-top="none"/>
    </style:style>
    <style:style style:name="ce3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41pt double #000000" style:border-line-width-top="0.42mm 0.21mm 0.21mm"/>
    </style:style>
    <style:style style:name="ce5" style:family="table-cell" style:parent-style-name="Default">
      <style:table-cell-properties fo:border-bottom="2.41pt double #000000" style:border-line-width-bottom="0.42mm 0.21mm 0.21mm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</style:style>
    <style:style style:name="ce7" style:family="table-cell" style:parent-style-name="Default">
      <style:table-cell-properties fo:border-bottom="none" fo:border-left="none" fo:border-right="2.41pt double #000000" style:border-line-width-right="0.42mm 0.21mm 0.21mm" fo:border-top="none"/>
    </style:style>
    <style:style style:name="ce8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</style:style>
    <style:style style:name="ce9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2.35pt double #000000" style:border-line-width-left="0.42mm 0.21mm 0.21mm" fo:border-right="none" fo:border-top="2.35pt double #000000" style:border-line-width-top="0.42mm 0.21mm 0.21mm"/>
    </style:style>
    <style:style style:name="ce12" style:family="table-cell" style:parent-style-name="Default">
      <style:table-cell-properties fo:border-bottom="none" fo:border-left="2.35pt double #000000" style:border-line-width-left="0.42mm 0.21mm 0.21mm" fo:border-right="none" fo:border-top="none"/>
    </style:style>
    <style:style style:name="ce13" style:family="table-cell" style:parent-style-name="Default">
      <style:table-cell-properties fo:border-bottom="2.35pt double #000000" style:border-line-width-bottom="0.42mm 0.21mm 0.21mm" fo:border-left="2.35pt double #000000" style:border-line-width-left="0.42mm 0.21mm 0.21mm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2.35pt double #000000" style:border-line-width-top="0.42mm 0.21mm 0.21mm"/>
    </style:style>
    <style:style style:name="ce15" style:family="table-cell" style:parent-style-name="Default">
      <style:table-cell-properties fo:border-bottom="2.35pt double #000000" style:border-line-width-bottom="0.42mm 0.21mm 0.21mm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2.35pt double #000000" style:border-line-width-right="0.42mm 0.21mm 0.21mm" fo:border-top="2.35pt double #000000" style:border-line-width-top="0.42mm 0.21mm 0.21mm"/>
    </style:style>
    <style:style style:name="ce17" style:family="table-cell" style:parent-style-name="Default">
      <style:table-cell-properties fo:border-bottom="none" fo:border-left="none" fo:border-right="2.35pt double #000000" style:border-line-width-right="0.42mm 0.21mm 0.21mm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2.35pt double #000000" style:border-line-width-right="0.42mm 0.21mm 0.21mm" fo:border-top="none"/>
    </style:style>
    <style:style style:name="ce19" style:family="table-cell" style:parent-style-name="Default">
      <style:table-cell-properties fo:border-bottom="2.35pt double #000000" style:border-line-width-bottom="0.42mm 0.21mm 0.21mm" fo:border-left="none" fo:border-right="2.35pt double #000000" style:border-line-width-right="0.42mm 0.21mm 0.21mm" fo:border-top="none"/>
    </style:style>
    <style:style style:name="ce20" style:family="table-cell" style:parent-style-name="Default">
      <style:table-cell-properties fo:border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May 21st, 2019 (Test_Num)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# of Tes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(best found)</text:p>
          </table:table-cell>
          <table:table-cell office:value-type="string" calcext:value-type="string">
            <text:p>Time (seconds)</text:p>
          </table:table-cell>
          <table:table-cell table:style-name="Default"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200" calcext:value-type="float">
            <text:p>2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29" calcext:value-type="float">
            <text:p>12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M.MICROSOFT.VAR.P([.F33:.F42])" office:value-type="float" office:value="130.49" calcext:value-type="float">
            <text:p>130.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Average K</text:p>
          </table:table-cell>
          <table:table-cell/>
          <table:table-cell office:value-type="string" calcext:value-type="string">
            <text:p>Upper Bound K Value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AVERAGE([.F33:.F42])" office:value-type="float" office:value="140.1" calcext:value-type="float">
            <text:p>140.1</text:p>
          </table:table-cell>
          <table:table-cell/>
          <table:table-cell office:value-type="string" calcext:value-type="string">
            <text:p>~95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Average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Theory Bound K Divided By Program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table:formula="of:=955/140" office:value-type="float" office:value="6.82142857142857" calcext:value-type="float">
            <text:p>6.821428571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2" calcext:value-type="float">
            <text:p>142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M.MICROSOFT.VAR.P([.F43:.F52])" office:value-type="float" office:value="35.81" calcext:value-type="float">
            <text:p>35.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AVERAGE([.F43:.F52])" office:value-type="float" office:value="138.3" calcext:value-type="float">
            <text:p>138.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3" calcext:value-type="float">
            <text:p>133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4" calcext:value-type="float">
            <text:p>13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9" table:formula="of:=COM.MICROSOFT.VAR.P([.F53:.F62])" office:value-type="float" office:value="80.01" calcext:value-type="float">
            <text:p>80.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AVERAGE([.F53:.F62])" office:value-type="float" office:value="143.7" calcext:value-type="float">
            <text:p>143.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5" calcext:value-type="float">
            <text:p>145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700" calcext:value-type="float">
            <text:p>7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9" calcext:value-type="float">
            <text:p>13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M.MICROSOFT.VAR.P([.F63:.F72])" office:value-type="float" office:value="20.6" calcext:value-type="float">
            <text:p>20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AVERAGE([.F63:.F72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8" calcext:value-type="float">
            <text:p>148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COM.MICROSOFT.VAR.P([.F73:.F82])" office:value-type="float" office:value="34.8" calcext:value-type="float">
            <text:p>34.8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.F73:.F82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7" calcext:value-type="float">
            <text:p>147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4" table:number-columns-repeated="2"/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COM.MICROSOFT.VAR.P([.F83:.F92])" office:value-type="float" office:value="48.96" calcext:value-type="float">
            <text:p>48.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AVERAGE([.F83:.F92])" office:value-type="float" office:value="143.2" calcext:value-type="float">
            <text:p>143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29" calcext:value-type="float">
            <text:p>129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table:number-columns-repeated="2"/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/>
          <table:table-cell table:formula="of:=COM.MICROSOFT.VAR.P([.F93:.F102])" office:value-type="float" office:value="38.76" calcext:value-type="float">
            <text:p>38.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/>
          <table:table-cell table:formula="of:=AVERAGE([.F93:.F102])" office:value-type="float" office:value="144.8" calcext:value-type="float">
            <text:p>144.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8"/>
          <table:table-cell table:number-columns-repeated="2"/>
        </table:table-row>
      </table:table>
      <table:table table:name="May 22nd, 2019 (N)" table:style-name="ta1">
        <table:table-column table:style-name="co1" table:default-cell-style-name="Default"/>
        <table:table-column table:style-name="co1" table:default-cell-style-name="ce12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8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18"/>
        <table:table-column table:style-name="co1" table:default-cell-style-name="Default"/>
        <table:table-column table:style-name="co13" table:default-cell-style-name="Default"/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1" office:value-type="float" office:value="100" calcext:value-type="float">
            <text:p>10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160" calcext:value-type="float">
            <text:p>160</text:p>
          </table:table-cell>
          <table:table-cell table:style-name="ce16"/>
          <table:table-cell table:style-name="ce10" office:value-type="string" calcext:value-type="string">
            <text:p>2<text:span text:style-name="T1">nd</text:span> Computer</text:p>
          </table:table-cell>
          <table:table-cell table:style-name="ce11" office:value-type="float" office:value="100" calcext:value-type="float">
            <text:p>10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158" calcext:value-type="float">
            <text:p>158</text:p>
          </table:table-cell>
          <table:table-cell table:style-name="ce16"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7" office:value-type="string" calcext:value-type="string">
            <text:p>Vari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7" office:value-type="string" calcext:value-type="string">
            <text:p>Variance</text:p>
          </table:table-cell>
          <table:table-cell table:style-name="ce20"/>
          <table:table-cell office:value-type="string" calcext:value-type="string">
            <text:p>Upper Bound K Valu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7" table:formula="of:=COM.MICROSOFT.VAR.P([.F5:.F39])" office:value-type="float" office:value="34.6155102040816" calcext:value-type="float">
            <text:p>34.61551020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style-name="ce17" table:formula="of:=COM.MICROSOFT.VAR.P([.M5:.M39])" office:value-type="float" office:value="74.705306122449" calcext:value-type="float">
            <text:p>74.7053061224</text:p>
          </table:table-cell>
          <table:table-cell table:style-name="ce20"/>
          <table:table-cell office:value-type="string" calcext:value-type="string">
            <text:p>~47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style-name="ce17" office:value-type="string" calcext:value-type="string">
            <text:p>Averag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7" office:value-type="string" calcext:value-type="string">
            <text:p>Average</text:p>
          </table:table-cell>
          <table:table-cell table:style-name="ce20"/>
          <table:table-cell office:value-type="string" calcext:value-type="string">
            <text:p>Average K Found By Program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7" table:formula="of:=AVERAGE([.F5:.F39])" office:value-type="float" office:value="160.685714285714" calcext:value-type="float">
            <text:p>160.68571428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7" table:formula="of:=AVERAGE([.M5:.M39])" office:value-type="float" office:value="161.257142857143" calcext:value-type="float">
            <text:p>161.2571428571</text:p>
          </table:table-cell>
          <table:table-cell table:style-name="ce20"/>
          <table:table-cell office:value-type="float" office:value="168.505" calcext:value-type="float">
            <text:p>168.5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0"/>
          <table:table-cell office:value-type="string" calcext:value-type="string">
            <text:p>Theory K Divided By Program K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0"/>
          <table:table-cell table:formula="of:=477/168.505" office:value-type="float" office:value="2.83077653482092" calcext:value-type="float">
            <text:p>2.83077653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0"/>
          <table:table-cell/>
        </table:table-row>
        <table:table-row table:style-name="ro1">
          <table:table-cell/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79" calcext:value-type="float">
            <text:p>179</text:p>
          </table:table-cell>
          <table:table-cell table:style-name="ce19"/>
          <table:table-cell/>
          <table:table-cell table:style-name="ce13" office:value-type="float" office:value="100" calcext:value-type="float">
            <text:p>1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48" calcext:value-type="float">
            <text:p>148</text:p>
          </table:table-cell>
          <table:table-cell table:style-name="ce19"/>
          <table:table-cell table:style-name="ce20"/>
          <table:table-cell/>
        </table:table-row>
        <table:table-row table:style-name="ro1">
          <table:table-cell/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166" calcext:value-type="float">
            <text:p>166</text:p>
          </table:table-cell>
          <table:table-cell table:style-name="ce16"/>
          <table:table-cell/>
          <table:table-cell table:style-name="ce11" office:value-type="float" office:value="500" calcext:value-type="float">
            <text:p>50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166" calcext:value-type="float">
            <text:p>166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7" office:value-type="string" calcext:value-type="string">
            <text:p>Varian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7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7" table:formula="of:=COM.MICROSOFT.VAR.P([.F40:.F74])" office:value-type="float" office:value="46.8620408163265" calcext:value-type="float">
            <text:p>46.86204081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7" table:formula="of:=COM.MICROSOFT.VAR.P([.M40:.M74])" office:value-type="float" office:value="74.7869387755102" calcext:value-type="float">
            <text:p>74.78693877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style-name="ce17" office:value-type="string" calcext:value-type="string">
            <text:p>Averag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7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7" table:formula="of:=AVERAGE([.F40:.F74])" office:value-type="float" office:value="170.228571428571" calcext:value-type="float">
            <text:p>170.228571428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7" table:formula="of:=AVERAGE([.M40:.M74])" office:value-type="float" office:value="171.114285714286" calcext:value-type="float">
            <text:p>171.1142857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69" calcext:value-type="float">
            <text:p>169</text:p>
          </table:table-cell>
          <table:table-cell table:style-name="ce19"/>
          <table:table-cell/>
          <table:table-cell table:style-name="ce13" office:value-type="float" office:value="500" calcext:value-type="float">
            <text:p>5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48" calcext:value-type="float">
            <text:p>148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11" office:value-type="float" office:value="2000" calcext:value-type="float">
            <text:p>200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179" calcext:value-type="float">
            <text:p>179</text:p>
          </table:table-cell>
          <table:table-cell table:style-name="ce16"/>
          <table:table-cell/>
          <table:table-cell table:style-name="ce11" office:value-type="float" office:value="2000" calcext:value-type="float">
            <text:p>2000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179" calcext:value-type="float">
            <text:p>179</text:p>
          </table:table-cell>
          <table:table-cell table:style-name="ce16"/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7" office:value-type="string" calcext:value-type="string">
            <text:p>Varianc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style-name="ce17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7" table:formula="of:=COM.MICROSOFT.VAR.P([.F75:.F109])" office:value-type="float" office:value="75.9869387755102" calcext:value-type="float">
            <text:p>75.98693877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7" table:formula="of:=COM.MICROSOFT.VAR.P([.M75:.M109])" office:value-type="float" office:value="43.8367346938776" calcext:value-type="float">
            <text:p>43.8367346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7" calcext:value-type="float">
            <text:p>187</text:p>
          </table:table-cell>
          <table:table-cell table:style-name="ce17" office:value-type="string" calcext:value-type="string">
            <text:p>Averag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7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7" table:formula="of:=AVERAGE([.F74:.F109])" office:value-type="float" office:value="173" calcext:value-type="float">
            <text:p>1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7" table:formula="of:=AVERAGE([.M75:.M109])" office:value-type="float" office:value="174.857142857143" calcext:value-type="float">
            <text:p>174.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float" office:value="2000" calcext:value-type="float">
            <text:p>20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79" calcext:value-type="float">
            <text:p>179</text:p>
          </table:table-cell>
          <table:table-cell table:style-name="ce19"/>
          <table:table-cell/>
          <table:table-cell table:style-name="ce13" office:value-type="float" office:value="2000" calcext:value-type="float">
            <text:p>20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float" office:value="163" calcext:value-type="float">
            <text:p>163</text:p>
          </table:table-cell>
          <table:table-cell table:style-name="ce1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00-00-00</text:date>, <text:time style:data-style-name="N2" text:time-value="10:07:01.406885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09:59.780412223</meta:creation-date>
    <dc:date>2019-05-23T11:06:44.236705746</dc:date>
    <meta:editing-duration>PT6H52M14S</meta:editing-duration>
    <meta:editing-cycles>8</meta:editing-cycles>
    <meta:generator>LibreOffice/5.1.6.2$Linux_X86_64 LibreOffice_project/10m0$Build-2</meta:generator>
    <meta:document-statistic meta:table-count="2" meta:cell-count="1397" meta:object-count="0"/>
  </office:meta>
</office:document-meta>
</file>